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b7f7" officeooo:paragraph-rsid="0018b7f7"/>
    </style:style>
    <style:style style:name="P2" style:family="paragraph" style:parent-style-name="Standard">
      <style:text-properties officeooo:rsid="00183e1f" officeooo:paragraph-rsid="00183e1f"/>
    </style:style>
    <style:style style:name="P3" style:family="paragraph" style:parent-style-name="Standard">
      <style:text-properties officeooo:rsid="00192849" officeooo:paragraph-rsid="00192849"/>
    </style:style>
    <style:style style:name="P4" style:family="paragraph" style:parent-style-name="Standard">
      <style:paragraph-properties fo:text-align="justify" style:justify-single-word="false"/>
      <style:text-properties officeooo:rsid="00192849" officeooo:paragraph-rsid="00192849"/>
    </style:style>
    <style:style style:name="P5" style:family="paragraph" style:parent-style-name="Standard">
      <style:text-properties officeooo:rsid="001a736e" officeooo:paragraph-rsid="001a736e"/>
    </style:style>
    <style:style style:name="P6" style:family="paragraph" style:parent-style-name="Standard">
      <style:text-properties officeooo:rsid="001a736e" officeooo:paragraph-rsid="001abc57"/>
    </style:style>
    <style:style style:name="P7" style:family="paragraph" style:parent-style-name="Standard">
      <style:paragraph-properties fo:text-align="justify" style:justify-single-word="false"/>
      <style:text-properties officeooo:rsid="001a736e" officeooo:paragraph-rsid="001abc57"/>
    </style:style>
    <style:style style:name="P8" style:family="paragraph" style:parent-style-name="Standard">
      <style:text-properties officeooo:rsid="001be5e3" officeooo:paragraph-rsid="001be5e3"/>
    </style:style>
    <style:style style:name="P9" style:family="paragraph" style:parent-style-name="Standard">
      <style:text-properties fo:font-weight="bold" officeooo:rsid="001be5e3" officeooo:paragraph-rsid="001be5e3" style:font-weight-asian="bold" style:font-weight-complex="bold"/>
    </style:style>
    <style:style style:name="P10" style:family="paragraph" style:parent-style-name="Standard">
      <style:text-properties fo:font-weight="bold" officeooo:rsid="001a736e" officeooo:paragraph-rsid="001a736e" style:font-weight-asian="bold" style:font-weight-complex="bold"/>
    </style:style>
    <style:style style:name="P11" style:family="paragraph" style:parent-style-name="Standard">
      <style:text-properties fo:font-weight="bold" officeooo:rsid="00245921" officeooo:paragraph-rsid="00245921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officeooo:rsid="001c5636" officeooo:paragraph-rsid="00245921"/>
    </style:style>
    <style:style style:name="P13" style:family="paragraph" style:parent-style-name="Standard">
      <style:paragraph-properties fo:text-align="center" style:justify-single-word="false"/>
      <style:text-properties officeooo:rsid="001c5636" officeooo:paragraph-rsid="001c5636"/>
    </style:style>
    <style:style style:name="P14" style:family="paragraph" style:parent-style-name="Standard">
      <style:paragraph-properties fo:text-align="justify" style:justify-single-word="false"/>
      <style:text-properties officeooo:rsid="0017898d" officeooo:paragraph-rsid="00245921"/>
    </style:style>
    <style:style style:name="P15" style:family="paragraph" style:parent-style-name="Standard">
      <style:text-properties officeooo:rsid="00245921" officeooo:paragraph-rsid="00245921"/>
    </style:style>
    <style:style style:name="P16" style:family="paragraph" style:parent-style-name="Standard">
      <style:paragraph-properties fo:text-align="justify" style:justify-single-word="false"/>
      <style:text-properties officeooo:rsid="0018b7f7" officeooo:paragraph-rsid="0026cc9c"/>
    </style:style>
    <style:style style:name="P17" style:family="paragraph" style:parent-style-name="Standard">
      <style:text-properties officeooo:rsid="0025aab5" officeooo:paragraph-rsid="0026cc9c"/>
    </style:style>
    <style:style style:name="T1" style:family="text">
      <style:text-properties officeooo:rsid="00199449"/>
    </style:style>
    <style:style style:name="T2" style:family="text">
      <style:text-properties officeooo:rsid="001a736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9449" style:font-weight-asian="bold" style:font-weight-complex="bold"/>
    </style:style>
    <style:style style:name="T5" style:family="text">
      <style:text-properties fo:font-weight="bold" officeooo:rsid="0021ddae" style:font-weight-asian="bold" style:font-weight-complex="bold"/>
    </style:style>
    <style:style style:name="T6" style:family="text">
      <style:text-properties officeooo:rsid="001abc57"/>
    </style:style>
    <style:style style:name="T7" style:family="text">
      <style:text-properties officeooo:rsid="001c5636"/>
    </style:style>
    <style:style style:name="T8" style:family="text">
      <style:text-properties officeooo:rsid="001cd1be"/>
    </style:style>
    <style:style style:name="T9" style:family="text">
      <style:text-properties officeooo:rsid="001eb690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99449" style:font-style-asian="italic" style:font-style-complex="italic"/>
    </style:style>
    <style:style style:name="T12" style:family="text">
      <style:text-properties fo:font-style="italic" officeooo:rsid="001c5636" style:font-style-asian="italic" style:font-style-complex="italic"/>
    </style:style>
    <style:style style:name="T13" style:family="text">
      <style:text-properties fo:font-style="italic" officeooo:rsid="00202f8f" style:font-style-asian="italic" style:font-style-complex="italic"/>
    </style:style>
    <style:style style:name="T14" style:family="text">
      <style:text-properties fo:font-style="italic" fo:font-weight="normal" officeooo:rsid="0022669e" style:font-style-asian="italic" style:font-weight-asian="normal" style:font-style-complex="italic" style:font-weight-complex="normal"/>
    </style:style>
    <style:style style:name="T15" style:family="text">
      <style:text-properties officeooo:rsid="001f9b37"/>
    </style:style>
    <style:style style:name="T16" style:family="text">
      <style:text-properties officeooo:rsid="00202f8f"/>
    </style:style>
    <style:style style:name="T17" style:family="text">
      <style:text-properties officeooo:rsid="0021ddae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1ddae" style:font-weight-asian="normal" style:font-weight-complex="normal"/>
    </style:style>
    <style:style style:name="T20" style:family="text">
      <style:text-properties fo:font-weight="normal" officeooo:rsid="0022669e" style:font-weight-asian="normal" style:font-weight-complex="normal"/>
    </style:style>
    <style:style style:name="T21" style:family="text">
      <style:text-properties fo:font-weight="normal" officeooo:rsid="00245921" style:font-weight-asian="normal" style:font-weight-complex="normal"/>
    </style:style>
    <style:style style:name="T22" style:family="text">
      <style:text-properties fo:font-weight="normal" officeooo:rsid="0025aab5" style:font-weight-asian="normal" style:font-weight-complex="normal"/>
    </style:style>
    <style:style style:name="T23" style:family="text">
      <style:text-properties officeooo:rsid="0022669e"/>
    </style:style>
    <style:style style:name="T24" style:family="text">
      <style:text-properties officeooo:rsid="0026cc9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Construindo Redes Convolucionais a partir de Marcadores de Imagem</text:p>
      <text:p text:style-name="P13">Alexandre Xavier Falcão</text:p>
      <text:p text:style-name="P13">9 de maio de 2024</text:p>
      <text:p text:style-name="P3"/>
      <text:p text:style-name="P3"/>
      <text:p text:style-name="P4"><text:span text:style-name="T7">Este documento apresenta ideias para melhorar a versão da metodologia FLIM disponível em ift/demo/FLIM/new_FLIM, doravante chamada v</text:span>ersão 2.0 da metodologia FLIM. <text:span text:style-name="T7">A</text:span> versão ant<text:span text:style-name="T7">erior, chamada</text:span> 1.0, <text:span text:style-name="T7">não é descrita neste documento, </text:span><text:span text:style-name="T8">mas deve ser usada como referência na avaliação dos métodos propostos</text:span>. <text:span text:style-name="T8">A metodologia FLIM permite a construção de um codificador de rede neural usando convolução, ativação e outras operações de processamento de imagem de modo que seus parâmetros (coeficientes dos filtros de convolução) sejam aprendidos de marcadores de imagem sem a necessidade de retropropagação. A exclusão da retropropagação se justifica pela necessidade de explorar outras técnicas que demandem o mínimo de esforço humano em anotação de dados. </text:span><text:span text:style-name="T9">A seguir são apresentadas ideias de como melhorar a versão 2.0 em etapas fundamentais do projeto de redes convolucionais. O foco será em redes para a detecção/segmentação de objetos, iniciando com o caso binário. Extensões para classificação de imagens e detecção/segmentação de múltiplos objetos serão discutidas em uma próxima futura deste documento. <text:s/></text:span></text:p>
      <text:p text:style-name="P3"/>
      <text:p text:style-name="P3"><text:span text:style-name="T3">1. Seleção de imagens para a marcação do usuário</text:span> ainda é manual <text:span text:style-name="T1">e empírica, mas pode ser melhorada como descrito abaixo</text:span>.</text:p>
      <text:p text:style-name="P3"/>
      <text:p text:style-name="P3"><text:tab/>A ideia aqui é dividir o conjunto de dados em treino e teste, mas analisar diferentes cenários para este conjunto de treino: (<text:span text:style-name="T7">1</text:span>a) o conjunto de treino é 100% anotado; (<text:span text:style-name="T7">1</text:span>b) o conjunto de treino é inicialmente não anotado, mas podemos anotar as imagens selecionadas para a marcação; e (c) o conjunto de treino é não anotado – <text:span text:style-name="T1">contamos apenas com a anotação dos marcadores, a qual pode carregar os rótulos das classes/objetos</text:span>. </text:p>
      <text:p text:style-name="P3"/>
      <text:p text:style-name="P4"><text:tab/>Em qualquer caso, o usuário <text:span text:style-name="T1">pode</text:span> selecionar uma imagem <text:span text:style-name="T1">inicial que considere representativa </text:span>para marcar, <text:span text:style-name="T1">avaliar o modelo atual resultante desta marcação, aplicando um “critério de qualidade”, e selecionar uma próxima imagem não resolvida pelo modelo para marcação. Esta imagem só deve ser incorporada ao modelo se ela melhorar a qualidade do resultado no conjunto de treino. Caso contrário, ela pode ser usada em um outro modelo formando um conjunto de modelos para o problema. </text:span></text:p>
      <text:p text:style-name="P3"/>
      <text:p text:style-name="P9">1.1<text:tab/>Como realizar a marcação?</text:p>
      <text:p text:style-name="P8"/>
      <text:p text:style-name="P4"><text:tab/><text:span text:style-name="T1">A marcação deve ser em </text:span><text:span text:style-name="T4">regiões discriminativas</text:span><text:span text:style-name="T1"> das </text:span><text:span text:style-name="T4">imagens representativas</text:span><text:span text:style-name="T1"> que foram selecionadas. Em (</text:span><text:span text:style-name="T7">1</text:span><text:span text:style-name="T1">a) e (</text:span><text:span text:style-name="T7">1</text:span><text:span text:style-name="T1">b), podemos selecionar marcadores </text:span><text:span text:style-name="T2">no interior (e.g., </text:span><text:span text:style-name="T1">nas bordas da erosão</text:span><text:span text:style-name="T2">)</text:span><text:span text:style-name="T1"> e </text:span><text:span text:style-name="T2">no exterior (e.g., nas bordas </text:span><text:span text:style-name="T1">da dilatação</text:span><text:span text:style-name="T2">)</text:span><text:span text:style-name="T1"> dos objetos, agrupar os </text:span><text:span text:style-name="T11">patches</text:span><text:span text:style-name="T1"> centrados em pixels desses marcadores e selecionar os centros de grupo </text:span><text:span text:style-name="T2">mais discriminativos entre objeto e fundo como localizações para o dicionário de pontos característicos. </text:span><text:span text:style-name="T23">Em (1c), podemos sugerir ao usuário os centros de superpixels para marcação, mas a escolha dos marcadores seria do usuário. </text:span><text:span text:style-name="T1"><text:s text:c="2"/></text:span><text:tab/></text:p>
      <text:p text:style-name="P2"/>
      <text:p text:style-name="P10">2. Estimação de filtros e seus respectivos <text:span text:style-name="T7">limiares de ativação (</text:span><text:span text:style-name="T12">biases</text:span><text:span text:style-name="T7">)</text:span> no codificador.</text:p>
      <text:p text:style-name="P5"/>
      <text:p text:style-name="P7"><text:tab/>Os centros de grupo dos <text:span text:style-name="T10">patches</text:span> de marcadores de cada imagem são gravados em um dicionário de pontos característicos por imagem (iftBagOfFeatPoints.c). Esses pontos são usados para <text:span text:style-name="T16">extrair</text:span> os filtros no formato especificado pela arquitetura <text:span text:style-name="T16">na entrada de qualquer camada, </text:span><text:span text:style-name="T15">e os seus respectivos limiares de ativação </text:span>(iftCreateLayerModel.c). Os filtros <text:span text:style-name="T15">provenientes de cada imagem </text:span>e <text:span text:style-name="T15">os seus respectivos </text:span><text:span text:style-name="T7">limiares de ativação</text:span> podem ser unidos em um único banco de filtros <text:span text:style-name="T16">e limiares </text:span>para a camada atual (iftMergeLayerModels.c). Desta forma, o usuário pode executar a arquitetura codificando apenas as imagens marcadas (iftEncodeLayer.c) ou, <text:span text:style-name="T6">usando </text:span><text:soft-page-break/><text:span text:style-name="T6">iftEncodeMergedLayer.c,</text:span> <text:span text:style-name="T16">codificar </text:span>qualquer conjunto maior de imagens de entrada (e.g., o treino) fornecido em <text:s/>iftBagOfFeatPoints.c para <text:span text:style-name="T6">criar a camada 0 </text:span><text:span text:style-name="T7">de entrada do codificador</text:span><text:span text:style-name="T6">.</text:span></text:p>
      <text:p text:style-name="P6"/>
      <text:p text:style-name="P12">Em (1a) e (1b), dispomos das máscaras de objetos em imagens de treino. Desta forma, podemos calcular <text:span text:style-name="T3">limiares superior e inferior</text:span> <text:span text:style-name="T16">(em vez de um limiar inferior apenas)</text:span> para as ativações de cada filtr<text:span text:style-name="T16">o</text:span>, independente d<text:span text:style-name="T16">e</text:span> normalização <text:span text:style-name="T16">baseada em </text:span>marcadores. A vantagem <text:span text:style-name="T16">é que em vez de centralizar os </text:span><text:span text:style-name="T13">patches</text:span><text:span text:style-name="T16"> dos pontos característicos para extrair filtros </text:span><text:span text:style-name="T17">e calcular os seus limiares com base nessa centralização, a convolução é aplicada e os limiares são otimizados por força bruta com base no seguinte critério: </text:span><text:span text:style-name="T5">um filtro de objeto (fundo) deve maximizar o número de pixels ativados no interior (exterior) da máscara do objeto.</text:span><text:span text:style-name="T19"> Os limiares superior e inferior devem, portanto, maximizar o f-score entre a máscara do objeto (fundo) e uma máscara resultante da região ativada (i.e., região entre os limiares inferior e superior). Em (1c</text:span><text:span text:style-name="T20">) poderíamos aplicar </text:span><text:span text:style-name="T21">o mesmo </text:span><text:span text:style-name="T20"><text:s/>critério aos </text:span><text:span text:style-name="T14">patches</text:span><text:span text:style-name="T18"> </text:span><text:span text:style-name="T20">de marcadores</text:span><text:span text:style-name="T18"> </text:span><text:span text:style-name="T20">rotulados, mas isso </text:span><text:span text:style-name="T21">deixaria</text:span><text:span text:style-name="T20"> o método muito dependente da marcação. Uma alternativa seria </text:span><text:span text:style-name="T21">executar uma segmentação a partir dos marcadores rotulados para ser utilizada como pseudo máscara de objeto e depois aplicar o critério acima. </text:span><text:span text:style-name="T22">Uma questão é quão dependente isso seria da qualidade desta segmentação, o que novamente deixaria a abordagem dependente da marcação. </text:span></text:p>
      <text:p text:style-name="P14"/>
      <text:p text:style-name="P11">3. Decodificação adaptativa.</text:p>
      <text:p text:style-name="P15"/>
      <text:p text:style-name="P17">A decodificação adaptativa não precisa ser uma média ponderada dos canais <text:span text:style-name="T10">(point-wise convolution)</text:span>. Na verdade, conhecendo-se os rótulos dos filtros podemos estimar as médias m0 e m1 das ativações em torno d<text:span text:style-name="T24">o </text:span>pixel para filtros de cada classe (objeto <text:span text:style-name="T24">e fundo</text:span>). <text:span text:style-name="T24">Se m0 &gt; m1, o pixel é considerado de objeto e suas ativações são agregadas. Caso contrário, as ativações são zeradas para cômputo da saliência. Ou seja, a saliência resultaria de um critério de ativação seguido de agregação, mas aplicado a cada pixel. Esta é a versão implementada em iftDecodeLayer.c. <text:s/></text:span></text:p>
      <text:p text:style-name="P16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4T16:37:44.187599305</meta:creation-date>
    <dc:date>2024-05-09T12:08:03.768371368</dc:date>
    <meta:editing-duration>PT55M45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2" meta:paragraph-count="14" meta:word-count="857" meta:character-count="5593" meta:non-whitespace-character-count="4732"/>
  </office:meta>
</office:document-meta>
</file>